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3ec3" officeooo:paragraph-rsid="00053ec3"/>
    </style:style>
    <style:style style:name="P2" style:family="paragraph" style:parent-style-name="Standard">
      <style:text-properties officeooo:rsid="00053ec3" officeooo:paragraph-rsid="00056de4"/>
    </style:style>
    <style:style style:name="P3" style:family="paragraph" style:parent-style-name="Standard">
      <style:text-properties officeooo:rsid="00056de4" officeooo:paragraph-rsid="00056de4"/>
    </style:style>
    <style:style style:name="P4" style:family="paragraph" style:parent-style-name="Standard">
      <style:text-properties officeooo:rsid="00060440" officeooo:paragraph-rsid="00060440"/>
    </style:style>
    <style:style style:name="P5" style:family="paragraph" style:parent-style-name="Standard">
      <style:text-properties officeooo:rsid="00061998" officeooo:paragraph-rsid="00061998"/>
    </style:style>
    <style:style style:name="P6" style:family="paragraph" style:parent-style-name="Standard">
      <style:text-properties officeooo:rsid="00061998" officeooo:paragraph-rsid="00061998"/>
    </style:style>
    <style:style style:name="P7" style:family="paragraph" style:parent-style-name="Standard">
      <style:text-properties officeooo:rsid="0007e02b" officeooo:paragraph-rsid="0007e02b"/>
    </style:style>
    <style:style style:name="P8" style:family="paragraph" style:parent-style-name="Standard">
      <style:text-properties officeooo:rsid="0007e02b" officeooo:paragraph-rsid="0008b753"/>
    </style:style>
    <style:style style:name="P9" style:family="paragraph" style:parent-style-name="Standard">
      <style:text-properties officeooo:rsid="0008b753" officeooo:paragraph-rsid="0008b753"/>
    </style:style>
    <style:style style:name="P10" style:family="paragraph" style:parent-style-name="Standard">
      <style:text-properties officeooo:rsid="0008b753" officeooo:paragraph-rsid="000aa36c"/>
    </style:style>
    <style:style style:name="P11" style:family="paragraph" style:parent-style-name="Standard">
      <style:text-properties officeooo:rsid="0008b753" officeooo:paragraph-rsid="000dbf6e"/>
    </style:style>
    <style:style style:name="P12" style:family="paragraph" style:parent-style-name="Standard">
      <style:text-properties officeooo:rsid="000aa36c" officeooo:paragraph-rsid="000aa36c"/>
    </style:style>
    <style:style style:name="P13" style:family="paragraph" style:parent-style-name="Standard">
      <style:text-properties officeooo:rsid="000c4487" officeooo:paragraph-rsid="000c4487"/>
    </style:style>
    <style:style style:name="P14" style:family="paragraph" style:parent-style-name="Standard">
      <style:text-properties officeooo:rsid="000dbf6e" officeooo:paragraph-rsid="000dbf6e"/>
    </style:style>
    <style:style style:name="P15" style:family="paragraph" style:parent-style-name="Standard">
      <style:text-properties officeooo:rsid="000e7a11" officeooo:paragraph-rsid="000e7a11"/>
    </style:style>
    <style:style style:name="P16" style:family="paragraph" style:parent-style-name="Standard">
      <style:text-properties officeooo:rsid="000e7a11" officeooo:paragraph-rsid="000f9cbb"/>
    </style:style>
    <style:style style:name="P17" style:family="paragraph" style:parent-style-name="Standard">
      <style:text-properties officeooo:rsid="000f9cbb" officeooo:paragraph-rsid="000f9cbb"/>
    </style:style>
    <style:style style:name="T1" style:family="text">
      <style:text-properties officeooo:rsid="00056de4"/>
    </style:style>
    <style:style style:name="T2" style:family="text">
      <style:text-properties officeooo:rsid="00061998"/>
    </style:style>
    <style:style style:name="T3" style:family="text">
      <style:text-properties officeooo:rsid="0007e02b"/>
    </style:style>
    <style:style style:name="T4" style:family="text">
      <style:text-properties officeooo:rsid="0008b753"/>
    </style:style>
    <style:style style:name="T5" style:family="text">
      <style:text-properties officeooo:rsid="000aa36c"/>
    </style:style>
    <style:style style:name="T6" style:family="text">
      <style:text-properties officeooo:rsid="000c4487"/>
    </style:style>
    <style:style style:name="T7" style:family="text">
      <style:text-properties officeooo:rsid="000dbf6e"/>
    </style:style>
    <style:style style:name="T8" style:family="text">
      <style:text-properties officeooo:rsid="000e7a11"/>
    </style:style>
    <style:style style:name="T9" style:family="text">
      <style:text-properties officeooo:rsid="000f9c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 Portable, Back-lit, Battery Powered Insulator Display Case</text:p>
      <text:p text:style-name="P1"/>
      <text:p text:style-name="P1">Step 1: <text:s/>Choose two of the Ikea Ivar shelves (or similar boards) to be the top and bottom. <text:s text:c="2"/>If you have one with a particularly ugly side, choose it as one of these two, as one will be the bottom that nobody will ever see.</text:p>
      <text:p text:style-name="P1"/>
      <text:p text:style-name="P1">If the labels aren’t easy to remove, use a heat gun on low to soften them up. <text:s/></text:p>
      <text:p text:style-name="P1"/>
      <text:p text:style-name="P1">Cut the ends off each board to form two boards 28-3/4” in length.</text:p>
      <text:p text:style-name="P1"/>
      <text:p text:style-name="P1">Step 2: Choose two more Ivar shelves for the sides. <text:s/>Again, remove the price stickers and cut these to 24-3/4” long.</text:p>
      <text:p text:style-name="P1"><text:s/></text:p>
      <text:p text:style-name="P1">Step 3: Using a straight-sided, 3/4” router bit, cut two dado channels that are exactly 1/4” deep in one side of the top and bottom boards. <text:s/>The inner edge of each channel should be 2-1/4” from the edge of the board, which should leave 24-1/4” between the inner edges.</text:p>
      <text:p text:style-name="P1"/>
      <text:p text:style-name="P1">Step 4: <text:s/>Apply a thin line of wood glue to the end of each of the side panels cut in in step 2, and firmly insert into the dado joints in the top and bottom to form a square frame. <text:s/>Use 90 degree <text:s/>corner clamps to make all four joints square.</text:p>
      <text:p text:style-name="P1"/>
      <text:p text:style-name="P1">Once I have all joints seated and aligned, I like to use a 16ga finishing nail gun to drive 2-3 nails into each joint as well to help hold everything in position.</text:p>
      <text:p text:style-name="P1"/>
      <text:p text:style-name="P3">Wait until this is thoroughly dried before proceeding to step 8. <text:s/>You can work on steps 5-7 in the meantime.</text:p>
      <text:p text:style-name="P1"/>
      <text:p text:style-name="P1">Step 5: <text:s/>Using the final Ivar shelf, cut the ends off and leave at least 26” of board.</text:p>
      <text:p text:style-name="P1"/>
      <text:p text:style-name="P1">Step 6: Use a table saw to rip 3” off each side of the shelf. <text:s/>Once these are ripped, discard the center section. <text:s/>These edge pieces will be installed in the back of the shelf for strength and to provide protection for the electronics (top) and a compartment to store things (bottom). <text:s/>Cut each piece (working around any ugly parts) to 24-1/4” long.</text:p>
      <text:p text:style-name="P1"/>
      <text:p text:style-name="P2">Step 7: <text:span text:style-name="T1">Pick one of the two pieces from step 6 that looks good with the finished edge down (and the ripped edge up). <text:s text:c="2"/>This will become the top board. <text:s/>Again with the finished edge down, mark two center points that are 3” and 4-3/8” in from the right side and on a line 1-1/2” down from the top. <text:s/>Use a good sharp 1” Forstner bit to drill two adjacent holes using these two center points. <text:s/>These will be where the wires for the power switch and power supply jack pass through the top board.</text:span></text:p>
      <text:p text:style-name="P2"/>
      <text:p text:style-name="P3">Step 8: Choose a side of the cabinet to be the front and the top. <text:s/>Using the board we made in step 7, run a thin strip of wood glue along the top cut edge (not the finished edge, at the bottom) and install into the top rear of the cabinet. <text:s/>Remember, the switch holes should be on the right as you face the back of the cabinet. <text:s/>The face of this rear switch board should be flush with the end of the bevel on the finished edges of the sides and top. <text:s/>Secure using clamps and drive two 16ga finishing nails through the side into each end and three more evenly spaced from the top.</text:p>
      <text:p text:style-name="P3"/>
      <text:p text:style-name="P3"><text:soft-page-break/>Step 9: <text:s/>Repeat with the other piece cut in step 6, except install it at the bottom of the back. <text:s/>The finished edge should go up, and the ripped edge should go down. <text:s/>Again, a thin bead of glue on the bottom edge and nails from the sides and bottom to secure it.</text:p>
      <text:p text:style-name="P3"/>
      <text:p text:style-name="P3">Step 10: <text:s/>Cut two 24-1/4” pieces and two 21” pieces of corner molding. <text:s/>Test fit the two 24-1/4” pieces into the sides of the box to verify that they fit between the top and bottom boards. <text:s/>If they do not, trim them slightly until they do.</text:p>
      <text:p text:style-name="P3"/>
      <text:p text:style-name="P3">Step 11: Using a 5/64” drill bit, drill three holes through the side of each piece of corner molding that will attach to the cabinet walls. <text:s/>Make one hole in the center, and then make two more, each at approximately 1” from the end. <text:s/></text:p>
      <text:p text:style-name="P3"/>
      <text:p text:style-name="P3">Step 12: <text:s/>Using a 220 grit sanding block (or similar), sand any blemishes from the inside of the box frame.</text:p>
      <text:p text:style-name="P3"/>
      <text:p text:style-name="P3">Step 13: Carefully and lightly mark 7” back from the front of the cabinet on the inside sides and inside top/bottom. <text:s/>I recommend one mark at the center and a couple more out towards the ends. <text:s/>These will mark the front edges of the corner molding installation.</text:p>
      <text:p text:style-name="P3"/>
      <text:p text:style-name="P3">Step 14: Apply a very small amount of wood glue to the side of each L-channel that will attach to the interior box frame. <text:s/>Carefully set each one in place against the marks so that the front edge is 7” from the front of the cabinet. <text:s/>Using 18x5/8” wire nails and a small tack hammer, carefully drive these into place to hold the corner molding.</text:p>
      <text:p text:style-name="P3"/>
      <text:p text:style-name="P4">Step 15: Using stainable wood putty, fill any and all nail holes in the outside surface of the cabinet. <text:s/>Wait for these and all joints to dry thoroughly.</text:p>
      <text:p text:style-name="P4"/>
      <text:p text:style-name="P4">Step 16: <text:s/>Sand the puttied holes and any blemishes on the cabinet, preparing it for stain.</text:p>
      <text:p text:style-name="P4"/>
      <text:p text:style-name="P4">Step 17: <text:s/>Apply a coat of stain (color of your preference) to the cabinet. <text:s/>Wait until thoroughly dry (usually 24-36 hours). <text:s/>My go-to color is Minwax Golden Pecan #245.</text:p>
      <text:p text:style-name="P4"/>
      <text:p text:style-name="P4">Step 18: <text:s/>Apply one coat of Minwax Polyacrylic or similar per manufacturer instructions. <text:s/>I prefer polyacrylic because it forms a nice hard surface immediately after curing, doesn’t run on vertical surfaces, and dries perfectly clear. <text:s/>I typically don’t put a coat on the bottom of the cabinet base, just because there’s no point. <text:s/>Once that coat has dried, apply another. <text:s/>Wait for that to dry, sand lightly but thoroughly with a 220 grid sanding block (or similar) and apply a third coat.</text:p>
      <text:p text:style-name="P4"/>
      <text:p text:style-name="P4">Step 19: Take each of the 72” white shelf standards and measure 24” from the ends. <text:s/>The goal is to keep one factory end on each upright. <text:s/>Using a Dremel and a carbon fiber cutoff disk, cut four 24” standards (one from each end of each 72” piece). <text:s/>Be sure to wear eye protection! <text:s/>Once each is cut, use a Dremel grinding stone bit to grind down any sharp metal left on each cut end.</text:p>
      <text:p text:style-name="P4"/>
      <text:p text:style-name="P4">Step 20: Using a fine point Sharpie or other marking tool, mark points at 1-5/8” and 5-1/4” in from the front edge of the cabinet on the inside of each side board. <text:s/>Mark them near the top and near the bottom of the inside of each side. <text:s/>This is where the front edge of the standards will go.</text:p>
      <text:p text:style-name="P4"/>
      <text:p text:style-name="P4">Step 21: Using 18-8 stainless #2 round head metal screws (McMaster part 93406A075 or similar), secure each standard to the side. <text:s/>The factory cut end should always be down and flush against the <text:soft-page-break/>bottom board, and the front-most edge of the standard should be against the marks you added in step 20. <text:s/>Put the bottom screw in the holes pictured to avoid conflicting with common places to put shelf clips. <text:s/></text:p>
      <text:p text:style-name="P4"/>
      <text:p text:style-name="P4">Step 22: Cut two pieces of white PVC inside corner molding, each 23-3/4” long.</text:p>
      <text:p text:style-name="P4"/>
      <text:p text:style-name="P4">Step 23: Using a 3/16” drill bit, drill three holes through one edge of each piece from step 22. <text:s/>Make the holes perpendicular to the bottom rear surface. <text:s/>The holes should be an inch in from each end, and in the center (11-3/4” from either end).</text:p>
      <text:p text:style-name="P4"/>
      <text:p text:style-name="P4">Step 24: Unbox the LTMate 2’x2’ 5000K LED panel. <text:s/>Remove the screw from the wiring compartment of the ballast box on the back. <text:s/>Depress the tiny tab above the red and white wires where they connect to the board, and carefully pull each wire out of the terminal block. <text:s/>When both wires are free, remove the three screws holding the ballast box to the LED panel. <text:s/>Discard the ballast and reinsert the mounting screws into the panel.</text:p>
      <text:p text:style-name="P4"/>
      <text:p text:style-name="P4">Step 25: Install the LED panel into the front of the cabinet, making sure the wires are near the switch holes in the upper right rear of the cabinet. <text:s/></text:p>
      <text:p text:style-name="P4"/>
      <text:p text:style-name="P4">Step 26: Once the panel is seated into the corner molding channel, <text:span text:style-name="T2">t</text:span>ake a piece of the inside corner molding from step 22-23 and place it <text:span text:style-name="T2">at the bottom edge of the panel so that the holes go down into the bottom board of the cabinet. <text:s/>Make sure the molding is securely against the bottom board and against the light panel, and is roughly centered. <text:s/>U</text:span>sing 3/4” #10 round or pan head stainless metal screw<text:span text:style-name="T2">s (or similar), screw the molding down. <text:s/>I typically start with the center hole and then do the two ends.</text:span></text:p>
      <text:p text:style-name="P4"/>
      <text:p text:style-name="P5">Step 27: Repeat with the other piece of molding, but against the top edge of the panel.</text:p>
      <text:p text:style-name="P5"/>
      <text:p text:style-name="P7">Step 28: <text:s/>After laying down some padding (old towels, etc.) for the cabinet to safely sit in, flip the cabinet over such that the top surface is down. <text:s/>That will make all of the electrical work to come much easier.</text:p>
      <text:p text:style-name="P7"/>
      <text:p text:style-name="P7">Step 29: <text:s/>Connect two position terminal connector to the end of the LED panel wires. <text:s/>You’ll probably need to strip a bit more insulation (about 1/4” of wire should be exposed) than was done to connect to the original ballast. <text:s/>If you hold the connecter with the pins pointing left and screws up as shown, the positive (usually red) wire should be connected to the bottom terminal, and the negative (usually white or black) should be connected to the top. <text:s/>Be very, very sure that the exposed conductors are completely within the terminal block and that there are no exposed strands hanging out that could touch anything. <text:s/>Firmly tighten the screws and give each wire a little tug afterwards to make sure it’s firmly held.</text:p>
      <text:p text:style-name="P7"/>
      <text:p text:style-name="P8">Step 30: <text:s/><text:span text:style-name="T4">Mount the PCB for the CKT-LEDPANEL to the 3D-printed ABS bracket using four 18-8 stainless #2 round head metal screws (the same type as from step 21). <text:s/>Connect the LED terminal block to the board’s LED connector and position on the underside of the cabinet top as shown. <text:s/>There should be enough slack in the LED panel wires so that the terminal block can be easily connected and removed. <text:s/>Once you’re happy with the position, use four #8 x 1/2” truss-head Philips lath screws to secure it in place.</text:span></text:p>
      <text:p text:style-name="P8"/>
      <text:p text:style-name="P9">Step 31: <text:s/>Cut two 10 inch pieces of #18 AWG stranded copper wire of two different colors. <text:s/>The colors don’t really matter, but you’ll need the colors to clearly note which line is positive (the center of the <text:soft-page-break/>barrel jack) and which is negative (the ring, or outer edge, of the barrel jack). <text:s/>In this example, I used blue (positive) and white (negative) because it’s the first thing I found scrounging around my workbench. <text:s/>Plus, blue and white are distinct from the other sets of wires coming into the control board, so it helps keep them straight.</text:p>
      <text:p text:style-name="P9"/>
      <text:p text:style-name="P9">Once you have the wires cut, solder them into the barrel jack. <text:s/>You should strive for nice neat solder joints, with an absolute minimum amount of wire outside the insulation. <text:s/>This helps prevent shorts. <text:s/>Once both are firmly soldered, use shrink wrap to insulate all around them.</text:p>
      <text:p text:style-name="P9"/>
      <text:p text:style-name="P9">Step 32: <text:s/>Install the barrel jack and the 19mm power switch into the 3D-printed control faceplate.</text:p>
      <text:p text:style-name="P9"/>
      <text:p text:style-name="P10">Step 3<text:span text:style-name="T5">3</text:span>: <text:span text:style-name="T5">Slip the wires from the barrel connector through the 1” hole nearest the edge of the case and line up the switch. <text:s/>Once you have the panel nicely seated and square, use four </text:span>#8 x 1/2” truss-head Philips lath screws <text:span text:style-name="T5">to attach it to the back of the case.</text:span></text:p>
      <text:p text:style-name="P10"/>
      <text:p text:style-name="P9">Step 3<text:span text:style-name="T5">4</text:span>: Connect the harness from the 19mm 12V LED halo power switch to the 4-position terminal connector. <text:s/>If the connector is pointing to the right as shown in the picture, the wires should be the “Normally Open” wire on top (blue), the LED negative lead next (black), the LED positive lead (red), and finally the “Common” terminal (green) on the bottom. <text:s/>Note that there’s no color code standard here – your harness may differ from mine, so be sure to check the pin functions.</text:p>
      <text:p text:style-name="P9"/>
      <text:p text:style-name="P9">If your harness has a “Normally Closed” wire (yellow in this case), trim it at the power switch connector. <text:s/>It won’t be used.</text:p>
      <text:p text:style-name="P9"/>
      <text:p text:style-name="P12">Step 35: <text:span text:style-name="T6">Trim the wires from the barrel jack to nicely align with the control PCB. <text:s/>Connect them to a 2-position terminal connector. <text:s/>The positive (barrel jack center – blue in the picture) wire should go into the position nearest the 4-position connector, and the negative (barrel jack outside – white in the picture) should go in the other side nearer the battery connector and fuse.</text:span></text:p>
      <text:p text:style-name="P12"/>
      <text:p text:style-name="P13">As with step 29, b<text:span text:style-name="T3">e very, very sure that the exposed conductors are completely within the terminal block and that there are no exposed strands hanging out that could touch anything. <text:s/>Firmly tighten the screws and give each wire a little tug afterwards to make sure it’s firmly held.</text:span></text:p>
      <text:p text:style-name="P12"/>
      <text:p text:style-name="P13">Step 36: Install the harness between the 19mm power switch and the PCB. <text:s/>I suggest inserting the terminal connector into the PCB first, and then looping the wires around to plug into the switch.</text:p>
      <text:p text:style-name="P13"/>
      <text:p text:style-name="P13">Step 37: Position the Dewalt 20V battery connector (D20-PD-14) on the inside of the cabinet wall nearest the control PCB. <text:s/>I typically center it front-to-back (so the center line is about 2” from the back edge) and place it so that there’s a 2.5-3 inch gap between the bottom (currently facing up) of the back board with the switches and the top (currently facing down, the end with wires) of the battery holder. <text:s/>This allows you to stick a finger in to hit the battery status button and see how much power you have left.</text:p>
      <text:p text:style-name="P13"/>
      <text:p text:style-name="P13">Once you’ve found the right spot, use a black fine point Sharpie to mark the center of the two mounting holes. <text:s/>Using a small (3/64” or similar) drill bit, drill two pilot holes about 3/8” of an inch deep. <text:s/>Be very careful not to drill all the way through the case and have an unsightly hole through the finished exterior surface. <text:s/></text:p>
      <text:p text:style-name="P13"/>
      <text:p text:style-name="P13">Use #8 x 3/4” flathead Philips wood screws to secure the battery holder to the side wall.</text:p>
      <text:p text:style-name="P13"><text:soft-page-break/>Step 38: <text:s/><text:span text:style-name="T7">Trim the battery leads to a comfortable length (leave some excess to allow plugging and unplugging, but it not too much) and strip approximately 1/4” of wire at the end of each. <text:s/>The red (positive) battery lead should go in the terminal block connector closest to the back of the case (labeled BAT+ on the PCB), and the black (negative) battery lead should go in the terminal block connector closest to the LED panel (labeled BAT- on the PCB).</text:span></text:p>
      <text:p text:style-name="P13"/>
      <text:p text:style-name="P14">B<text:span text:style-name="T6">e very, very sure that the exposed conductors are completely within the terminal block and that there are no exposed strands hanging out that could touch anything. <text:s/>Firmly tighten the screws and give each wire a little tug afterwards to make sure it’s firmly held. <text:s/></text:span></text:p>
      <text:p text:style-name="P14"/>
      <text:p text:style-name="P14">Once you’ve plugged in the connector, double-check your work. <text:s/>This is the unfused, unprotected side of the circuit. <text:s/>You must be extremely careful with your work here, as any short will be dangerous and spectacular to say the least. <text:s text:c="2"/>These batteries are capable of producing 100 amps or more if shorted, which is more than enough to incinerate these small wires and set surrounding things on fire. <text:s/>Not only that, but the heat generated in the battery from such a short, if maintained long enough, can be enough to cause the battery itself to erupt in a ball of nearly inextinguishable fire. <text:s/></text:p>
      <text:p text:style-name="P14"/>
      <text:p text:style-name="P14">There aren’t words enough to tell you how careful to be here. <text:s/>Lithium batteries are safe if made well and used correctly. <text:s/>If abused, they’re extremely dangerous.</text:p>
      <text:p text:style-name="P14"/>
      <text:p text:style-name="P14">Step 39: <text:s/><text:span text:style-name="T8">(Optional) At the opposite end of the interior case wall from the active battery connector, install the 3D-printed dummy Dewalt 20V battery holder. <text:s/>This is handy to sometimes have two batteries, since a 5Ah battery will typically only go for about 8 hours. <text:s/>This way you can use two smaller batteries, or have a backup on hand just in case. <text:s/></text:span></text:p>
      <text:p text:style-name="P14"/>
      <text:p text:style-name="P15">Again as in step 37, figure out about where you want it, mark it, drill pilot holes with a small drill bit, and mount with <text:span text:style-name="T6">#8 x 3/4” flathead Philips wood screws.</text:span></text:p>
      <text:p text:style-name="P15"/>
      <text:p text:style-name="P16">Step 40: <text:s/>Recheck all of your electrical work a second time. <text:s/>Make sure no metal tools have been left behind where they could short the PCB. <text:s/>Make sure the power switch is off. <text:s/><text:span text:style-name="T9">Connect the 24V power supply to the barrel jack and click on the power switch. <text:s/></text:span>If you’ve done everything correctly, the blue halo around the switch should light and most importantly, the panel should glow with an even white light. <text:s/><text:span text:style-name="T9">(Believe it or not, it’s much safer to try starting things up on the small wall power supply than on the tool battery.)</text:span></text:p>
      <text:p text:style-name="P16"/>
      <text:p text:style-name="P17">If that all goes well, turn the light off, disconnect the wall power adapter and carefully <text:span text:style-name="T8">insert a battery. <text:s/></text:span>Again, click the power switch and make sure everything powers up correctly.</text:p>
      <text:p text:style-name="P15"/>
      <text:p text:style-name="P15">Step 41: <text:s/>Turn the cabinet off, take out the battery <text:span text:style-name="T9">(just in case a loose screw or something might come in contact with the board)</text:span>, and turn the cabinet back over. <text:s/><text:span text:style-name="T9">Insert metal shelf clips in all four shelf standards. <text:s/>My cabinet has four shelves and the top surface of the clips are at 1-1/2”, 7”, 12-1/4”, and 17” from the bottom. <text:s/>Place a clear rubber dot on the top surface of each clip, and then carefully insert the glass shelves.</text:span></text:p>
      <text:p text:style-name="P15"/>
      <text:p text:style-name="P17">Enjoy your new portable, backlit display cabinet!</text:p>
      <text:p text:style-name="P11"/>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20:52:32.231000000</meta:creation-date>
    <dc:date>2019-05-19T16:47:39.218233181</dc:date>
    <meta:editing-duration>PT35M24S</meta:editing-duration>
    <meta:editing-cycles>6</meta:editing-cycles>
    <meta:generator>LibreOffice/6.0.7.3$Linux_X86_64 LibreOffice_project/00m0$Build-3</meta:generator>
    <meta:document-statistic meta:table-count="0" meta:image-count="0" meta:object-count="0" meta:page-count="5" meta:paragraph-count="58" meta:word-count="2917" meta:character-count="15993" meta:non-whitespace-character-count="12997"/>
  </office:meta>
</office:document-meta>
</file>